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r Acceptance Report</text:p>
      <text:p text:style-name="P1"/>
      <text:p text:style-name="P1"/>
      <text:p text:style-name="P1">Is it intuitive to use?</text:p>
      <text:p text:style-name="P1"/>
      <text:list xml:id="list9027483271751489826" text:style-name="L1">
        <text:list-item>
          <text:p text:style-name="P3">It is not intuitive to use except for a few features. <text:s/></text:p>
        </text:list-item>
        <text:list-item>
          <text:p text:style-name="P3">Selecting the drop down to add and delete planets/moons is confusing, the drop down is too far away from the search box, or it could be only used for insertion (with proper labeling saying what it does).</text:p>
        </text:list-item>
      </text:list>
      <text:p text:style-name="P2"/>
      <text:p text:style-name="P2">Is it difficult to use?</text:p>
      <text:list xml:id="list979725842043285592" text:style-name="L2">
        <text:list-item>
          <text:p text:style-name="P4">The service isn't difficult to use.</text:p>
        </text:list-item>
        <text:list-item>
          <text:p text:style-name="P4">There is a level of knowledge of the app required to have before using it is possible.</text:p>
        </text:list-item>
      </text:list>
      <text:p text:style-name="P2"/>
      <text:p text:style-name="P2">Does it inspire confidence?</text:p>
      <text:list xml:id="list6395754833366054320" text:style-name="L3">
        <text:list-item>
          <text:p text:style-name="P5">The service doesn't inspire much confidence.</text:p>
        </text:list-item>
        <text:list-item>
          <text:p text:style-name="P5">The UI is half-functional.</text:p>
        </text:list-item>
        <text:list-item>
          <text:p text:style-name="P5">The layout of the home page is awkward to use.</text:p>
        </text:list-item>
      </text:list>
      <text:p text:style-name="P2"/>
      <text:p text:style-name="P2">Is it pleasing to look at?</text:p>
      <text:list xml:id="list971314518755625213" text:style-name="L4">
        <text:list-item>
          <text:p text:style-name="P6">The service isn't pleasing to look at, it is very plain, almost spreadsheet-like.</text:p>
        </text:list-item>
        <text:list-item>
          <text:p text:style-name="P6">The spreadsheet style of aesthetics would be fine as long as the app isn't customer-fac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Geer</meta:initial-creator>
    <meta:creation-date>2024-05-07T09:29:13.83</meta:creation-date>
    <dc:date>2024-05-07T09:52:55.70</dc:date>
    <dc:creator>Kevin Geer</dc:creator>
    <meta:editing-duration>PT23M4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4" meta:word-count="151" meta:character-count="797"/>
  </office:meta>
</office:document-meta>
</file>